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fo:font-size="12pt" officeooo:paragraph-rsid="001ded67" style:font-size-asian="12pt" style:font-size-complex="12pt"/>
    </style:style>
    <style:style style:name="P2" style:family="paragraph" style:parent-style-name="Standard">
      <style:text-properties fo:color="#00a933" loext:opacity="100%" fo:font-size="12pt" style:font-size-asian="12pt" style:font-size-complex="12pt"/>
    </style:style>
    <style:style style:name="P3" style:family="paragraph" style:parent-style-name="Standard">
      <style:text-properties fo:color="#3465a4" loext:opacity="100%"/>
    </style:style>
    <style:style style:name="P4" style:family="paragraph" style:parent-style-name="Standard">
      <style:text-properties fo:color="#3465a4" loext:opacity="100%"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ded67" style:font-size-asian="12pt" style:font-size-complex="12pt"/>
    </style:style>
    <style:style style:name="P7" style:family="paragraph" style:parent-style-name="Standard">
      <style:text-properties fo:font-size="12pt" officeooo:paragraph-rsid="001e3442" style:font-size-asian="12pt" style:font-size-complex="12pt"/>
    </style:style>
    <style:style style:name="T1" style:family="text">
      <style:text-properties fo:color="#00a933" loext:opacity="100%"/>
    </style:style>
    <style:style style:name="T2" style:family="text">
      <style:text-properties fo:color="#3465a4" loext:opacity="100%"/>
    </style:style>
    <style:style style:name="T3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 1. List the directory contents date wise sorted. ( man ls)</text:p>
      <text:p text:style-name="P5"><text:tab/></text:p>
      <text:p text:style-name="P5"><text:tab/>ls --sort=time</text:p>
      <text:p text:style-name="P5"><text:tab/>ls -t</text:p>
      <text:p text:style-name="P5"><text:tab/>ls --sort=time -lh</text:p>
      <text:p text:style-name="P5"/>
      <text:p text:style-name="P5">Q 2. List the directory contents size wise sorted.(man ls)</text:p>
      <text:p text:style-name="P5"><text:tab/></text:p>
      <text:p text:style-name="P5"><text:tab/>ls --sort=size</text:p>
      <text:p text:style-name="P5"><text:tab/>ls -s<text:tab/><text:tab/><text:tab/><text:tab/>//print the index number of each file</text:p>
      <text:p text:style-name="P5"/>
      <text:p text:style-name="P5">Q 3. List directory contents along with their inode no. (man ls)</text:p>
      <text:p text:style-name="P5"><text:tab/></text:p>
      <text:p text:style-name="P5"><text:tab/>ls -i, --inode<text:tab/><text:tab/><text:tab/>//print the index number of each file</text:p>
      <text:p text:style-name="P5"/>
      <text:p text:style-name="P5">Q 4. List the contents of the subdirectory.</text:p>
      <text:p text:style-name="P5"><text:tab/></text:p>
      <text:p text:style-name="P5"><text:tab/>ls -R, --recursive<text:tab/><text:tab/>//list subdirectories recursively</text:p>
      <text:p text:style-name="P5"/>
      <text:p text:style-name="P5">Q 5. Create a file, write your surname and name in it and</text:p>
      <text:p text:style-name="P5">save.</text:p>
      <text:p text:style-name="P5"/>
      <text:p text:style-name="P5"><text:tab/>cat &gt; newfile.txt</text:p>
      <text:p text:style-name="P5"><text:tab/>bidwe abhishek<text:tab/><text:tab/>//ctrl+d to save</text:p>
      <text:p text:style-name="P5"/>
      <text:p text:style-name="P5"><text:tab/>i. now open the same file and add your address in it and</text:p>
      <text:p text:style-name="P5"><text:tab/>save.</text:p>
      <text:p text:style-name="P5"><text:tab/>cat &gt;&gt; newfile.txt<text:tab/>//OR</text:p>
      <text:p text:style-name="P5"><text:tab/>nano newfile.txt <text:tab/>//to edit file</text:p>
      <text:p text:style-name="P5"><text:tab/><text:span text:style-name="T3">pune<text:tab/></text:span><text:tab/><text:tab/>//ctrl+x to exit</text:p>
      <text:p text:style-name="P5"><text:tab/></text:p>
      <text:p text:style-name="P5"><text:tab/>ii. reopen the same file and check your name and address in</text:p>
      <text:p text:style-name="P5"><text:tab/>it.</text:p>
      <text:p text:style-name="P5"><text:tab/>cat newfile.txt</text:p>
      <text:p text:style-name="P6"><text:tab/><text:span text:style-name="T1">bidwe abhishek</text:span></text:p>
      <text:p text:style-name="P1"><text:tab/>pune</text:p>
      <text:p text:style-name="P4"><text:tab/></text:p>
      <text:p text:style-name="P5">Q 6. how to change the time stamp of file (man touch)</text:p>
      <text:p text:style-name="P5"/>
      <text:p text:style-name="P5"><text:tab/>touch -a -m -t 203205050020 newfile.txt</text:p>
      <text:p text:style-name="P5"><text:tab/>stat newfile.txt</text:p>
      <text:p text:style-name="P5"><text:tab/></text:p>
      <text:p text:style-name="P5"><text:tab/><text:span text:style-name="T1">File: newfile.txt</text:span></text:p>
      <text:p text:style-name="P2"><text:s text:c="2"/>Size: 20 <text:s text:c="7"/><text:tab/>Blocks: 8 <text:s text:c="9"/>IO Block: 4096 <text:s text:c="2"/>regular file</text:p>
      <text:p text:style-name="P2">Device: 808h/2056d<text:tab/>Inode: 7612458 <text:s text:c="4"/>Links: 1</text:p>
      <text:p text:style-name="P2">Access: (0664/-rw-rw-r--) <text:s/>Uid: ( 1000/abhishek) <text:s text:c="2"/>Gid: ( 1000/abhishek)</text:p>
      <text:p text:style-name="P2">Access: 2032-05-05 00:20:00.000000000 +0530</text:p>
      <text:p text:style-name="P2">Modify: 2032-05-05 00:20:00.000000000 +0530</text:p>
      <text:p text:style-name="P2">Change: 2024-03-21 15:17:39.751152369 +0530</text:p>
      <text:p text:style-name="P2"><text:s/>Birth: 2024-03-21 14:51:04.934431710 +0530</text:p>
      <text:p text:style-name="P5"/>
      <text:p text:style-name="P5"><text:tab/></text:p>
      <text:p text:style-name="P5"><text:soft-page-break/>Q 7. Create directory structure : Give following commands ,</text:p>
      <text:p text:style-name="P5"><text:tab/>-&gt; mkdir one</text:p>
      <text:p text:style-name="P5"><text:tab/>-&gt; cd one</text:p>
      <text:p text:style-name="P5"><text:tab/>-&gt; touch 1.txt 11.txt 111.txt</text:p>
      <text:p text:style-name="P5"><text:tab/>-&gt; mkdir two</text:p>
      <text:p text:style-name="P5"><text:tab/>-&gt; cd two</text:p>
      <text:p text:style-name="P5"><text:tab/>-&gt; touch 2.txt 22.txt 222.txt</text:p>
      <text:p text:style-name="P5"><text:tab/>-&gt; mkdir three</text:p>
      <text:p text:style-name="P5"><text:tab/>-&gt; cd three</text:p>
      <text:p text:style-name="P5"><text:tab/>-&gt; touch 3.txt 33.txt 333.txt</text:p>
      <text:p text:style-name="P5"><text:tab/>-&gt; mkdir four</text:p>
      <text:p text:style-name="P5"><text:tab/>-&gt; cd four</text:p>
      <text:p text:style-name="P5"><text:tab/>-&gt; touch 4.txt 44.txt 444.txt</text:p>
      <text:p text:style-name="P5"><text:tab/>-&gt; mkdir five</text:p>
      <text:p text:style-name="P5"><text:tab/>-&gt; cd five</text:p>
      <text:p text:style-name="P5"><text:tab/>-&gt; touch 5.txt 55.txt 555.txt</text:p>
      <text:p text:style-name="P5"><text:tab/>-&gt; cd ~ (i.e. go to your home directory)</text:p>
      <text:p text:style-name="P5"><text:tab/></text:p>
      <text:p text:style-name="P5">Q 8. Considering above directory structure , Do following</text:p>
      <text:p text:style-name="P5"><text:tab/>operations :</text:p>
      <text:p text:style-name="P5"><text:tab/>i. list the directory contents of directory named</text:p>
      <text:p text:style-name="P5"><text:tab/>"five" from current directory (i.e. home directory).</text:p>
      <text:p text:style-name="P5"><text:tab/></text:p>
      <text:p text:style-name="P5"><text:tab/>cd /tmp/all_files/one/two/three/four/five</text:p>
      <text:p text:style-name="P5"><text:tab/>ls -lh</text:p>
      <text:p text:style-name="P5"><text:tab/></text:p>
      <text:p text:style-name="P5"><text:tab/><text:span text:style-name="T1">total 0</text:span></text:p>
      <text:p text:style-name="P2">-rw-rw-r-- 1 abhishek abhishek 0 Mar 21 15:26 555.txt</text:p>
      <text:p text:style-name="P2">-rw-rw-r-- 1 abhishek abhishek 0 Mar 21 15:26 55.txt</text:p>
      <text:p text:style-name="P2">-rw-rw-r-- 1 abhishek abhishek 0 Mar 21 15:26 5.txt</text:p>
      <text:p text:style-name="P5"/>
      <text:p text:style-name="P5"><text:tab/></text:p>
      <text:p text:style-name="P5"><text:tab/>ii. write your name in a file named "44.txt" of</text:p>
      <text:p text:style-name="P5"><text:tab/>directory "four" from current directory.</text:p>
      <text:p text:style-name="P5"><text:tab/></text:p>
      <text:p text:style-name="P5"><text:tab/>pwd</text:p>
      <text:p text:style-name="P5"><text:tab/><text:span text:style-name="T1">/tmp/all_files/one/two/three/four/five</text:span></text:p>
      <text:p text:style-name="P5"><text:tab/>cd ..</text:p>
      <text:p text:style-name="P5"><text:tab/>ls</text:p>
      <text:p text:style-name="P5"><text:tab/><text:span text:style-name="T1">444.txt <text:s/>44.txt <text:s/>4.txt <text:s/>five</text:span></text:p>
      <text:p text:style-name="P5"><text:tab/>nano 44.txt</text:p>
      <text:p text:style-name="P5"><text:tab/>Abhishek Bidwe</text:p>
      <text:p text:style-name="P5"><text:tab/>cat 44.txt</text:p>
      <text:p text:style-name="P7"><text:tab/><text:span text:style-name="T1">Abhishek Bidwe</text:span></text:p>
      <text:p text:style-name="P5"><text:tab/></text:p>
      <text:p text:style-name="P5"><text:tab/>iii. remove the file named "555.txt" from directory</text:p>
      <text:p text:style-name="P5"><text:tab/>"five" from current directory.</text:p>
      <text:p text:style-name="P5"><text:tab/></text:p>
      <text:p text:style-name="P5"><text:tab/>pwd</text:p>
      <text:p text:style-name="P5"><text:tab/><text:span text:style-name="T1">/tmp/all_files/one/two/three/four</text:span></text:p>
      <text:p text:style-name="P5"><text:tab/>cd five</text:p>
      <text:p text:style-name="P5"><text:tab/>ls</text:p>
      <text:p text:style-name="P2"><text:soft-page-break/><text:tab/>555.txt 55.txt <text:s/>5.txt</text:p>
      <text:p text:style-name="P5"><text:tab/>rm 555.txt</text:p>
      <text:p text:style-name="P5"><text:tab/>ls</text:p>
      <text:p text:style-name="P5"><text:tab/><text:span text:style-name="T1">55.txt <text:s/>5.txt</text:span></text:p>
      <text:p text:style-name="P5"><text:tab/></text:p>
      <text:p text:style-name="P5"><text:tab/>iv. change directory to five</text:p>
      <text:p text:style-name="P5"><text:tab/>( i.e. cd one/two/three/four/five/ ).</text:p>
      <text:p text:style-name="P5"><text:tab/></text:p>
      <text:p text:style-name="P5"><text:tab/>cd ~</text:p>
      <text:p text:style-name="P5"><text:tab/>cd /tmp/all_files/one/two/three/four/five/</text:p>
      <text:p text:style-name="P5"><text:tab/></text:p>
      <text:p text:style-name="P5"><text:tab/></text:p>
      <text:p text:style-name="P5"><text:tab/>v. write your course name in file named "3.txt" which</text:p>
      <text:p text:style-name="P5"><text:tab/>resides in directory "three" from current directory</text:p>
      <text:p text:style-name="P5"><text:tab/>(i.e. five).also read the same file.</text:p>
      <text:p text:style-name="P5"><text:tab/></text:p>
      <text:p text:style-name="P5"><text:tab/>cat &gt; /tmp/all_files/one/two/three/3.txt</text:p>
      <text:p text:style-name="P5"><text:tab/>course name = DBDA</text:p>
      <text:p text:style-name="P5"><text:tab/>cat 3.txt</text:p>
      <text:p text:style-name="P5"><text:tab/><text:span text:style-name="T1">course name = DBDA</text:span></text:p>
      <text:p text:style-name="P5"><text:tab/></text:p>
      <text:p text:style-name="P5"><text:tab/>vi. list the contents of directory "two" from current</text:p>
      <text:p text:style-name="P5"><text:tab/>directory (i.e. five).</text:p>
      <text:p text:style-name="P5"><text:tab/></text:p>
      <text:p text:style-name="P5"><text:tab/>pwd</text:p>
      <text:p text:style-name="P5"><text:tab/><text:span text:style-name="T1">/tmp/all_files/one/two/three/four/five</text:span></text:p>
      <text:p text:style-name="P5"><text:tab/>cd ../../../</text:p>
      <text:p text:style-name="P5"><text:tab/>ls</text:p>
      <text:p text:style-name="P5"><text:tab/><text:span text:style-name="T1">222.txt <text:s/>22.txt <text:s/>2.txt <text:s/>three</text:span></text:p>
      <text:p text:style-name="P5"><text:tab/></text:p>
      <text:p text:style-name="P5"><text:tab/>vii. remove file named "222.txt" which belongs to</text:p>
      <text:p text:style-name="P5"><text:tab/>directory "two" from current directory (i.e. five)</text:p>
      <text:p text:style-name="P5"><text:tab/></text:p>
      <text:p text:style-name="P5"><text:tab/>pwd</text:p>
      <text:p text:style-name="P5"><text:tab/><text:span text:style-name="T1">/tmp/all_files/one/two/three/four/five</text:span></text:p>
      <text:p text:style-name="P5"><text:tab/>rm /tmp/all_files/one/two/222.txt</text:p>
      <text:p text:style-name="P5"><text:tab/>ls /tmp/all_files/one/two/</text:p>
      <text:p text:style-name="P5"><text:tab/><text:span text:style-name="T1">22.txt <text:s/>2.txt <text:s/>three</text:span></text:p>
      <text:p text:style-name="P5"/>
      <text:p text:style-name="P5"><text:tab/>viii. now change the directory to "one"</text:p>
      <text:p text:style-name="P5"><text:tab/></text:p>
      <text:p text:style-name="P5"><text:tab/>cd /tmp/all_files/one/</text:p>
      <text:p text:style-name="P5"><text:tab/></text:p>
      <text:p text:style-name="P5"><text:tab/>ix. remove all files only from directory named "five"</text:p>
      <text:p text:style-name="P5"><text:tab/>from current directory (i.e. one)</text:p>
      <text:p text:style-name="P5"><text:tab/></text:p>
      <text:p text:style-name="P5"><text:tab/>rm /tmp/all_files/one/two/three/four/five/file*</text:p>
      <text:p text:style-name="P5"><text:tab/></text:p>
      <text:p text:style-name="P5"><text:tab/>x. remove directory named "five" from current directory</text:p>
      <text:p text:style-name="P5"><text:tab/>(i.e. one)</text:p>
      <text:p text:style-name="P5"><text:tab/></text:p>
      <text:p text:style-name="P5"><text:tab/><text:tab/>.</text:p>
      <text:p text:style-name="P5"><text:soft-page-break/>├── 111.txt</text:p>
      <text:p text:style-name="P5">├── 11.txt</text:p>
      <text:p text:style-name="P5">├── 1.txt</text:p>
      <text:p text:style-name="P5">└── two</text:p>
      <text:p text:style-name="P5"><text:s text:c="4"/>├── 22.txt</text:p>
      <text:p text:style-name="P5"><text:s text:c="4"/>├── 2.txt</text:p>
      <text:p text:style-name="P5"><text:s text:c="4"/>└── three</text:p>
      <text:p text:style-name="P5"><text:s text:c="8"/>├── 333.txt</text:p>
      <text:p text:style-name="P5"><text:s text:c="8"/>├── 33.txt</text:p>
      <text:p text:style-name="P5"><text:s text:c="8"/>├── 3.txt</text:p>
      <text:p text:style-name="P5"><text:s text:c="8"/>└── four</text:p>
      <text:p text:style-name="P5"><text:s text:c="12"/>├── 444.txt</text:p>
      <text:p text:style-name="P5"><text:s text:c="12"/>├── 44.txt</text:p>
      <text:p text:style-name="P5"><text:s text:c="12"/>├── 4.txt</text:p>
      <text:p text:style-name="P5"><text:s text:c="12"/>└── five</text:p>
      <text:p text:style-name="P5"><text:tab/></text:p>
      <text:p text:style-name="P5"><text:tab/>rmdir two/three/four/five</text:p>
      <text:p text:style-name="P5"><text:tab/></text:p>
      <text:p text:style-name="P5"><text:tab/>.</text:p>
      <text:p text:style-name="P5">├── 111.txt</text:p>
      <text:p text:style-name="P5">├── 11.txt</text:p>
      <text:p text:style-name="P5">├── 1.txt</text:p>
      <text:p text:style-name="P5">└── two</text:p>
      <text:p text:style-name="P5"><text:s text:c="4"/>├── 22.txt</text:p>
      <text:p text:style-name="P5"><text:s text:c="4"/>├── 2.txt</text:p>
      <text:p text:style-name="P5"><text:s text:c="4"/>└── three</text:p>
      <text:p text:style-name="P5"><text:s text:c="8"/>├── 333.txt</text:p>
      <text:p text:style-name="P5"><text:s text:c="8"/>├── 33.txt</text:p>
      <text:p text:style-name="P5"><text:s text:c="8"/>├── 3.txt</text:p>
      <text:p text:style-name="P5"><text:s text:c="8"/>└── four</text:p>
      <text:p text:style-name="P5"><text:s text:c="12"/>├── 444.txt</text:p>
      <text:p text:style-name="P5"><text:s text:c="12"/>├── 44.txt</text:p>
      <text:p text:style-name="P5"><text:s text:c="12"/>└── 4.txt</text:p>
      <text:p text:style-name="P5"/>
      <text:p text:style-name="P5"/>
      <text:p text:style-name="P5"><text:tab/></text:p>
      <text:p text:style-name="P5"><text:tab/>xi. remove whole directory named "four" from current</text:p>
      <text:p text:style-name="P5"><text:tab/>directory (i.e. one)</text:p>
      <text:p text:style-name="P5"><text:tab/></text:p>
      <text:p text:style-name="P5"><text:tab/>rm -r two/three/four</text:p>
      <text:p text:style-name="P5"><text:tab/></text:p>
      <text:p text:style-name="P5"><text:tab/></text:p>
      <text:p text:style-name="P5"><text:tab/>xii. change to your home directory.</text:p>
      <text:p text:style-name="P5"><text:tab/></text:p>
      <text:p text:style-name="P5"><text:tab/>cd ~</text:p>
      <text:p text:style-name="P5"><text:tab/></text:p>
      <text:p text:style-name="P5">Q 9. change the time stamp of file named "3.txt" which resides</text:p>
      <text:p text:style-name="P5"><text:tab/>in directory named "three".(man touch)</text:p>
      <text:p text:style-name="P5"><text:tab/></text:p>
      <text:p text:style-name="P5"/>
      <text:p text:style-name="P5"><text:tab/>touch -a -m -t 199402020050 /tmp/all_files/one/two/three/3.txt</text:p>
      <text:p text:style-name="P5"><text:tab/>stat 3.txt</text:p>
      <text:p text:style-name="P5"><text:soft-page-break/><text:tab/></text:p>
      <text:p text:style-name="P5"><text:s/><text:span text:style-name="T1"><text:s/>File: 3.txt</text:span></text:p>
      <text:p text:style-name="P2"><text:s text:c="2"/>Size: 19 <text:s text:c="7"/><text:tab/>Blocks: 8 <text:s text:c="9"/>IO Block: 4096 <text:s text:c="2"/>regular file</text:p>
      <text:p text:style-name="P2">Device: 808h/2056d<text:tab/>Inode: 7636228 <text:s text:c="4"/>Links: 1</text:p>
      <text:p text:style-name="P2">Access: (0664/-rw-rw-r--) <text:s/>Uid: ( 1000/abhishek) <text:s text:c="2"/>Gid: ( 1000/abhishek)</text:p>
      <text:p text:style-name="P2">Access: 1994-02-02 00:50:00.000000000 +0530</text:p>
      <text:p text:style-name="P2">Modify: 1994-02-02 00:50:00.000000000 +0530</text:p>
      <text:p text:style-name="P2">Change: 2024-03-21 17:05:21.177854110 +0530</text:p>
      <text:p text:style-name="P2"><text:s/>Birth: 2024-03-21 15:24:14.351454690 +0530</text:p>
      <text:p text:style-name="P5"/>
      <text:p text:style-name="P5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1:57.263519530</meta:creation-date>
    <dc:date>2024-03-21T17:49:26.972067754</dc:date>
    <meta:editing-duration>PT6M47S</meta:editing-duration>
    <meta:editing-cycles>1</meta:editing-cycles>
    <meta:document-statistic meta:table-count="0" meta:image-count="0" meta:object-count="0" meta:page-count="5" meta:paragraph-count="205" meta:word-count="681" meta:character-count="4645" meta:non-whitespace-character-count="3735"/>
    <meta:generator>LibreOffice/7.3.7.2$Linux_X86_64 LibreOffice_project/30$Build-2</meta:generator>
  </office:meta>
</office:document-meta>
</file>